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79ce" officeooo:paragraph-rsid="003179c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gr1" style:family="graphic">
      <style:graphic-properties draw:stroke="solid" svg:stroke-width="0.0201in" svg:stroke-color="#000000" draw:marker-start-width="0.2008in" draw:marker-end-width="0.2008in" draw:fill="none" draw:fill-color="#ffffff" fo:min-height="3.4063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2008in" draw:marker-end-width="0.2008in" draw:fill="none" draw:fill-color="#ffffff" fo:min-height="0.8555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000000" draw:marker-start-width="0.2008in" draw:marker-end-width="0.2008in" draw:fill="none" draw:fill-color="#ffffff" fo:min-height="1.4827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000000" draw:marker-start-width="0.2008in" draw:marker-end-width="0.2008in" draw:fill="none" draw:fill-color="#ffffff" fo:min-height="1.5339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marker-start-width="0.2008in" draw:marker-end-width="0.2008in" draw:fill="none" draw:fill-color="#ffffff" fo:min-height="1.2465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1in" svg:stroke-color="#000000" draw:marker-start-width="0.2008in" draw:marker-end-width="0.2008in" draw:fill="none" draw:fill-color="#ffffff" fo:min-height="1.8673in" fo:padding-top="0.0102in" fo:padding-bottom="0.01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1" draw:style-name="gr2" draw:text-style-name="P3" svg:width="2.4024in" svg:height="0.8768in" svg:x="2.5319in" svg:y="0.3516in"><draw:text-box><text:p text:style-name="P2"><text:span text:style-name="T1">Main.cpp</text:span></text:p><text:p>- Load input cmds and arguments</text:p><text:p>- Call converter methods</text:p></draw:text-box></draw:frame><draw:frame text:anchor-type="paragraph" draw:z-index="2" draw:name="Shape1" draw:style-name="gr3" draw:text-style-name="P3" svg:width="2.4524in" svg:height="1.5039in" svg:x="1.0362in" svg:y="1.8772in"><draw:text-box><text:p text:style-name="P2"><text:span text:style-name="T1">Converter.cpp</text:span></text:p><text:p>- Load input file .geo</text:p><text:p>- Process the transformation to periodic structure</text:p><text:p>- Save surface evolver .fe file</text:p><text:p>- Save surface evolver .cmd file</text:p><text:p><text:span text:style-name="T2"/></text:p></draw:text-box></draw:frame><draw:frame text:anchor-type="paragraph" draw:z-index="3" draw:name="Shape1" draw:style-name="gr4" draw:text-style-name="P3" svg:width="3.0059in" svg:height="1.5551in" svg:x="3.8346in" svg:y="1.85in"><draw:text-box><text:p text:style-name="P2"><text:span text:style-name="T1">Converter_generator.cpp</text:span></text:p><text:p>- Generate structure according to -g cmd</text:p><text:p>- Generate gnuplot output file</text:p><text:p/><text:p><text:s/>Can generate:</text:p><text:p><text:tab/>Cubic structure <text:s/></text:p><text:p><text:tab/>Hexagonal structure </text:p><text:p><text:tab/>Random strucure</text:p></draw:text-box></draw:frame><draw:frame text:anchor-type="paragraph" draw:z-index="0" draw:name="Shape1" draw:style-name="gr1" draw:text-style-name="P3" svg:width="6.5268in" svg:height="3.4276in" svg:x="0.6272in" svg:y="1.4638in"><draw:text-box><text:p text:style-name="P2"><text:span text:style-name="T1">Converter.hpp</text:span></text:p><text:p/></draw:text-box></draw:frame><draw:frame text:anchor-type="paragraph" draw:z-index="4" draw:name="Shape1" draw:style-name="gr5" draw:text-style-name="P3" svg:width="5.826in" svg:height="1.2677in" svg:x="1.0154in" svg:y="3.5437in"><draw:text-box><text:p text:style-name="P2"><text:span text:style-name="T1">Data structures</text:span></text:p><text:p><text:span text:style-name="T2">vector&lt;Vertex&gt; vertexListUnique;</text:span></text:p><text:p><text:span text:style-name="T2">vector&lt;Edge&gt; edgeList;</text:span></text:p><text:p><text:span text:style-name="T2">vector&lt;Surface&gt; surfaceList;</text:span></text:p><text:p><text:span text:style-name="T2">vector&lt;Volume&gt; volumeList;</text:span></text:p><text:p><text:span text:style-name="T2">vector&lt;string&gt; cmdFiles;</text:span></text:p><text:p><text:span text:style-name="T2"/></text:p></draw:text-box></draw:frame><draw:frame text:anchor-type="paragraph" draw:z-index="5" draw:name="Shape1" draw:style-name="gr6" draw:text-style-name="P3" svg:width="6.5657in" svg:height="1.8886in" svg:x="0.628in" svg:y="5.2673in"><draw:text-box><text:p text:style-name="P2"><text:span text:style-name="T1">Structure.hpp</text:span></text:p><text:p>- Definition of used structures</text:p><text:p><text:span text:style-name="T2"/></text:p><text:p><text:span text:style-name="T2"><text:tab/></text:span><text:span text:style-name="T2">Wrapping = connection of two vertices across the periodic boundary, mirror like</text:span></text:p><text:p><text:span text:style-name="T2"><text:tab/></text:span><text:span text:style-name="T2">Vertex = containts only 3 coordinates</text:span></text:p><text:p><text:span text:style-name="T2"><text:tab/></text:span><text:span text:style-name="T2">Edge = indices on vertices and contains wrapping</text:span></text:p><text:p><text:span text:style-name="T2"><text:tab/></text:span><text:span text:style-name="T2">Surface = consists of vector of edges</text:span></text:p><text:p><text:span text:style-name="T2"><text:tab/></text:span><text:span text:style-name="T2">Volume = <text:s/>consists of vector of surfac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79ce" officeooo:paragraph-rsid="003179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Jiri Kolar</text:p>
        <text:p text:style-name="MP1">Structure of the program: SE_ap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18:18.445717727</meta:creation-date>
    <dc:date>2016-05-17T15:49:13.053887412</dc:date>
    <meta:editing-duration>PT29M29S</meta:editing-duration>
    <meta:editing-cycles>24</meta:editing-cycles>
    <meta:generator>LibreOffice/5.1.2.2.0$Linux_X86_64 LibreOffice_project/10m0$Build-2</meta:generator>
    <meta:document-statistic meta:table-count="0" meta:image-count="0" meta:object-count="0" meta:page-count="1" meta:paragraph-count="2" meta:word-count="8" meta:character-count="50" meta:non-whitespace-character-count="44"/>
  </office:meta>
</office:document-meta>
</file>